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ea7500" draw:marker-start-width="0.228cm" draw:marker-end="Arrow" draw:marker-end-width="0.328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6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4" style:family="graphic" style:parent-style-name="objectwithoutfill">
      <style:graphic-properties svg:stroke-width="0.018cm" svg:stroke-color="#ea75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ea7500" draw:marker-start-width="0.359cm" draw:marker-end-width="0.359cm" draw:fill="none" draw:textarea-horizontal-align="justify" draw:textarea-vertical-align="middle" draw:auto-grow-height="false" fo:min-height="1.908cm" fo:min-width="0.032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8" style:family="graphic" style:parent-style-name="objectwithoutfill">
      <style:graphic-properties svg:stroke-width="0.106cm" svg:stroke-color="#ea75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1.5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34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ea7500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ea75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normal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a7500" fo:font-size="12pt" fo:font-weight="normal" style:font-size-asian="12pt" style:font-weight-asian="bold" style:font-size-complex="12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ea7500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ea7500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3465a4"/>
      <style:paragraph-properties fo:text-align="center" style:writing-mode="lr-tb"/>
    </style:style>
    <style:style style:name="P13" style:family="paragraph">
      <loext:graphic-properties draw:fill-color="#3465a4"/>
      <style:paragraph-properties fo:text-align="center"/>
    </style:style>
    <style:style style:name="P14" style:family="paragraph">
      <style:paragraph-properties fo:text-align="center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ea7500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>
      <style:paragraph-properties fo:text-align="center"/>
      <style:text-properties fo:color="#3465a4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ea7500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ea7500" fo:font-size="8pt" style:font-size-asian="8pt" style:font-weight-asian="bold" style:font-size-complex="8pt" style:font-weight-complex="bold"/>
    </style:style>
    <style:style style:name="T3" style:family="text">
      <style:text-properties fo:color="#ea7500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ea7500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ea7500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3465a4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cm" svg:y1="3.8cm" svg:x2="6.9cm" svg:y2="3.4cm">
          <text:p/>
        </draw:line>
        <draw:frame draw:style-name="gr2" draw:text-style-name="P3" draw:layer="layout" svg:width="2.1cm" svg:height="1.884cm" svg:x="8.745cm" svg:y="0.612cm">
          <draw:text-box>
            <text:p text:style-name="P2"><text:span text:style-name="T1">Internal body diode</text:span></text:p>
          </draw:text-box>
        </draw:frame>
        <draw:frame draw:style-name="gr3" draw:text-style-name="P5" draw:layer="layout" svg:width="2.2cm" svg:height="1.5cm" svg:x="8.4cm" svg:y="2.9cm">
          <draw:text-box>
            <text:p text:style-name="P4"><text:span text:style-name="T1">Internal body to source connection</text:span></text:p>
          </draw:text-box>
        </draw:frame>
        <draw:line draw:style-name="gr4" draw:text-style-name="P1" draw:layer="layout" svg:x1="8.9cm" svg:y1="1.8cm" svg:x2="7.3cm" svg:y2="2.9cm">
          <text:p/>
        </draw:line>
        <draw:custom-shape draw:style-name="gr5" draw:text-style-name="P6" draw:layer="layout" svg:width="0.9cm" svg:height="3.2cm" svg:x="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7cm" svg:y1="2.1cm" svg:x2="3.2cm" svg:y2="2.5cm">
          <text:p/>
        </draw:line>
        <draw:frame draw:style-name="gr6" draw:text-style-name="P8" draw:layer="layout" svg:width="1.7cm" svg:height="1.199cm" svg:x="0.2cm" svg:y="1.5cm">
          <draw:text-box>
            <text:p text:style-name="P7"><text:span text:style-name="T2">Dashed line</text:span></text:p>
          </draw:text-box>
        </draw:frame>
        <draw:frame draw:style-name="gr7" draw:text-style-name="P10" draw:layer="layout" svg:width="3.9cm" svg:height="2.384cm" svg:x="2.9cm" svg:y="22.6cm">
          <draw:text-box>
            <text:p text:style-name="P9"><text:span text:style-name="T3">Solid line</text:span></text:p>
          </draw:text-box>
        </draw:frame>
        <draw:line draw:style-name="gr8" draw:text-style-name="P1" draw:layer="layout" svg:x1="4.5cm" svg:y1="23.1cm" svg:x2="5.9cm" svg:y2="20.4cm">
          <text:p/>
        </draw:line>
        <draw:frame draw:style-name="gr7" draw:text-style-name="P11" draw:layer="layout" svg:width="3.9cm" svg:height="2.384cm" svg:x="1.5cm" svg:y="4.016cm">
          <draw:text-box>
            <text:p text:style-name="P4"><text:span text:style-name="T4">N-Channel</text:span></text:p>
          </draw:text-box>
        </draw:frame>
        <draw:frame draw:style-name="gr7" draw:text-style-name="P11" draw:layer="layout" svg:width="3.9cm" svg:height="2.384cm" svg:x="4.353cm" svg:y="4.016cm">
          <draw:text-box>
            <text:p text:style-name="P4"><text:span text:style-name="T4">P-Channel</text:span></text:p>
          </draw:text-box>
        </draw:frame>
        <draw:g>
          <draw:g>
            <draw:line draw:style-name="gr9" draw:text-style-name="P1" draw:layer="layout" svg:x1="4.1cm" svg:y1="3.4cm" svg:x2="4.1cm" svg:y2="2.8cm">
              <text:p/>
            </draw:line>
            <draw:custom-shape draw:style-name="gr10" draw:text-style-name="P12" draw:layer="layout" svg:width="0.2cm" svg:height="0.12cm" svg:x="4cm" svg:y="3.0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9" draw:text-style-name="P1" draw:layer="layout" svg:x1="4cm" svg:y1="3.04cm" svg:x2="4.2cm" svg:y2="3.04cm">
              <text:p/>
            </draw:line>
            <draw:line draw:style-name="gr9" draw:text-style-name="P1" draw:layer="layout" svg:x1="4.1cm" svg:y1="2.8cm" svg:x2="4.1cm" svg:y2="2.6cm">
              <text:p/>
            </draw:line>
            <draw:line draw:style-name="gr9" draw:text-style-name="P1" draw:layer="layout" svg:x1="4.1cm" svg:y1="3.6cm" svg:x2="4.1cm" svg:y2="3.4cm">
              <text:p/>
            </draw:line>
            <draw:line draw:style-name="gr9" draw:text-style-name="P1" draw:layer="layout" svg:x1="4.1cm" svg:y1="2.6cm" svg:x2="3.8cm" svg:y2="2.6cm">
              <text:p/>
            </draw:line>
            <draw:line draw:style-name="gr9" draw:text-style-name="P1" draw:layer="layout" svg:x1="4.1cm" svg:y1="3.6cm" svg:x2="3.8cm" svg:y2="3.6cm">
              <text:p/>
            </draw:line>
          </draw:g>
          <draw:line draw:style-name="gr9" draw:text-style-name="P1" draw:layer="layout" svg:x1="3.2cm" svg:y1="3.6cm" svg:x2="3.2cm" svg:y2="2.6cm">
            <text:p/>
          </draw:line>
          <draw:line draw:style-name="gr9" draw:text-style-name="P1" draw:layer="layout" svg:x1="3.4cm" svg:y1="3.8cm" svg:x2="3.4cm" svg:y2="3.4cm">
            <text:p/>
          </draw:line>
          <draw:line draw:style-name="gr9" draw:text-style-name="P1" draw:layer="layout" svg:x1="3.4cm" svg:y1="3.3cm" svg:x2="3.4cm" svg:y2="2.9cm">
            <text:p/>
          </draw:line>
          <draw:line draw:style-name="gr9" draw:text-style-name="P1" draw:layer="layout" svg:x1="3.4cm" svg:y1="2.8cm" svg:x2="3.4cm" svg:y2="2.4cm">
            <text:p/>
          </draw:line>
          <draw:line draw:style-name="gr9" draw:text-style-name="P1" draw:layer="layout" svg:x1="3.4cm" svg:y1="2.6cm" svg:x2="3.8cm" svg:y2="2.6cm">
            <text:p/>
          </draw:line>
          <draw:line draw:style-name="gr9" draw:text-style-name="P1" draw:layer="layout" svg:x1="3.4cm" svg:y1="3.1cm" svg:x2="3.8cm" svg:y2="3.1cm">
            <text:p/>
          </draw:line>
          <draw:line draw:style-name="gr9" draw:text-style-name="P1" draw:layer="layout" svg:x1="3.8cm" svg:y1="2.1cm" svg:x2="3.8cm" svg:y2="3.1cm">
            <text:p/>
          </draw:line>
          <draw:line draw:style-name="gr9" draw:text-style-name="P1" draw:layer="layout" svg:x1="3.4cm" svg:y1="3.6cm" svg:x2="3.8cm" svg:y2="3.6cm">
            <text:p/>
          </draw:line>
          <draw:line draw:style-name="gr9" draw:text-style-name="P1" draw:layer="layout" svg:x1="3.8cm" svg:y1="3.6cm" svg:x2="3.8cm" svg:y2="4.1cm">
            <text:p/>
          </draw:line>
          <draw:line draw:style-name="gr9" draw:text-style-name="P1" draw:layer="layout" svg:x1="2.8cm" svg:y1="3.6cm" svg:x2="3.2cm" svg:y2="3.6cm">
            <text:p/>
          </draw:line>
          <draw:custom-shape draw:style-name="gr11" draw:text-style-name="P13" draw:layer="layout" svg:width="0.2cm" svg:height="0.2cm" draw:transform="rotate (1.5707963267949) translate (3.5cm 3.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9" draw:text-style-name="P1" draw:layer="layout" svg:x1="7.1cm" svg:y1="3.4cm" svg:x2="7.1cm" svg:y2="2.8cm">
            <text:p/>
          </draw:line>
          <draw:custom-shape draw:style-name="gr10" draw:text-style-name="P12" draw:layer="layout" svg:width="0.2cm" svg:height="0.12cm" svg:x="7cm" svg:y="3.0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1" draw:layer="layout" svg:x1="7cm" svg:y1="3.04cm" svg:x2="7.2cm" svg:y2="3.04cm">
            <text:p/>
          </draw:line>
          <draw:line draw:style-name="gr9" draw:text-style-name="P1" draw:layer="layout" svg:x1="7.1cm" svg:y1="2.8cm" svg:x2="7.1cm" svg:y2="2.6cm">
            <text:p/>
          </draw:line>
          <draw:line draw:style-name="gr9" draw:text-style-name="P1" draw:layer="layout" svg:x1="7.1cm" svg:y1="3.6cm" svg:x2="7.1cm" svg:y2="3.4cm">
            <text:p/>
          </draw:line>
          <draw:line draw:style-name="gr9" draw:text-style-name="P1" draw:layer="layout" svg:x1="7.1cm" svg:y1="2.6cm" svg:x2="6.8cm" svg:y2="2.6cm">
            <text:p/>
          </draw:line>
          <draw:g>
            <draw:line draw:style-name="gr9" draw:text-style-name="P1" draw:layer="layout" svg:x1="6.2cm" svg:y1="2.6cm" svg:x2="6.2cm" svg:y2="3.6cm">
              <text:p/>
            </draw:line>
            <draw:line draw:style-name="gr9" draw:text-style-name="P1" draw:layer="layout" svg:x1="6.4cm" svg:y1="2.4cm" svg:x2="6.4cm" svg:y2="2.8cm">
              <text:p/>
            </draw:line>
            <draw:line draw:style-name="gr9" draw:text-style-name="P1" draw:layer="layout" svg:x1="6.4cm" svg:y1="2.9cm" svg:x2="6.4cm" svg:y2="3.3cm">
              <text:p/>
            </draw:line>
            <draw:line draw:style-name="gr9" draw:text-style-name="P1" draw:layer="layout" svg:x1="6.4cm" svg:y1="3.4cm" svg:x2="6.4cm" svg:y2="3.8cm">
              <text:p/>
            </draw:line>
            <draw:line draw:style-name="gr9" draw:text-style-name="P1" draw:layer="layout" svg:x1="6.4cm" svg:y1="3.6cm" svg:x2="6.8cm" svg:y2="3.6cm">
              <text:p/>
            </draw:line>
            <draw:line draw:style-name="gr9" draw:text-style-name="P1" draw:layer="layout" svg:x1="6.4cm" svg:y1="3.1cm" svg:x2="6.8cm" svg:y2="3.1cm">
              <text:p/>
            </draw:line>
            <draw:line draw:style-name="gr9" draw:text-style-name="P1" draw:layer="layout" svg:x1="6.8cm" svg:y1="4.1cm" svg:x2="6.8cm" svg:y2="3.1cm">
              <text:p/>
            </draw:line>
            <draw:line draw:style-name="gr9" draw:text-style-name="P1" draw:layer="layout" svg:x1="6.4cm" svg:y1="2.6cm" svg:x2="6.8cm" svg:y2="2.6cm">
              <text:p/>
            </draw:line>
            <draw:line draw:style-name="gr9" draw:text-style-name="P1" draw:layer="layout" svg:x1="6.8cm" svg:y1="2.6cm" svg:x2="6.8cm" svg:y2="2.1cm">
              <text:p/>
            </draw:line>
            <draw:line draw:style-name="gr9" draw:text-style-name="P1" draw:layer="layout" svg:x1="5.8cm" svg:y1="3.6cm" svg:x2="6.2cm" svg:y2="3.6cm">
              <text:p/>
            </draw:line>
            <draw:custom-shape draw:style-name="gr11" draw:text-style-name="P13" draw:layer="layout" svg:width="0.2cm" svg:height="0.2cm" draw:transform="rotate (1.5707963267949) translate (6.5cm 3.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9" draw:text-style-name="P1" draw:layer="layout" svg:x1="7.1cm" svg:y1="3.6cm" svg:x2="6.8cm" svg:y2="3.6cm">
            <text:p/>
          </draw:line>
        </draw:g>
        <draw:frame draw:style-name="gr12" draw:text-style-name="P15" draw:layer="layout" svg:width="6.7cm" svg:height="1.784cm" svg:x="2cm" svg:y="0.1cm">
          <draw:text-box>
            <text:p text:style-name="P14"><text:span text:style-name="T5">Enhancement-mode</text:span><text:span text:style-name="T5"><text:tab/></text:span><text:span text:style-name="T5">MOSFETs</text:span></text:p>
          </draw:text-box>
        </draw:frame>
        <draw:frame draw:style-name="gr13" draw:text-style-name="P17" draw:layer="layout" svg:width="0.6cm" svg:height="0.599cm" svg:x="3.7cm" svg:y="3.9cm">
          <draw:text-box>
            <text:p text:style-name="P16"><text:span text:style-name="T6">S</text:span></text:p>
          </draw:text-box>
        </draw:frame>
        <draw:frame draw:style-name="gr13" draw:text-style-name="P17" draw:layer="layout" svg:width="0.6cm" svg:height="0.599cm" svg:x="3.7cm" svg:y="1.8cm">
          <draw:text-box>
            <text:p text:style-name="P16"><text:span text:style-name="T6">D</text:span></text:p>
          </draw:text-box>
        </draw:frame>
        <draw:frame draw:style-name="gr13" draw:text-style-name="P17" draw:layer="layout" svg:width="0.6cm" svg:height="0.599cm" svg:x="2.2cm" svg:y="3.3cm">
          <draw:text-box>
            <text:p text:style-name="P16"><text:span text:style-name="T6">G</text:span></text:p>
          </draw:text-box>
        </draw:frame>
        <draw:frame draw:style-name="gr13" draw:text-style-name="P17" draw:layer="layout" svg:width="0.6cm" svg:height="0.599cm" svg:x="6.7cm" svg:y="3.9cm">
          <draw:text-box>
            <text:p text:style-name="P16"><text:span text:style-name="T6">D</text:span></text:p>
          </draw:text-box>
        </draw:frame>
        <draw:frame draw:style-name="gr13" draw:text-style-name="P17" draw:layer="layout" svg:width="0.6cm" svg:height="0.599cm" svg:x="6.7cm" svg:y="1.8cm">
          <draw:text-box>
            <text:p text:style-name="P16"><text:span text:style-name="T6">S</text:span></text:p>
          </draw:text-box>
        </draw:frame>
        <draw:frame draw:style-name="gr13" draw:text-style-name="P17" draw:layer="layout" svg:width="0.6cm" svg:height="0.599cm" svg:x="5.2cm" svg:y="3.301cm">
          <draw:text-box>
            <text:p text:style-name="P16"><text:span text:style-name="T6">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11T20:17:13.130000000</meta:creation-date>
    <dc:date>2021-02-18T20:59:31.369000000</dc:date>
    <meta:editing-duration>PT7M9S</meta:editing-duration>
    <meta:editing-cycles>2</meta:editing-cycles>
    <meta:generator>LibreOffice/6.4.4.2$Windows_X86_64 LibreOffice_project/3d775be2011f3886db32dfd395a6a6d1ca2630ff</meta:generator>
    <meta:document-statistic meta:object-count="58"/>
  </office:meta>
</office:document-meta>
</file>